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left="0.1874in" fo:margin-right="0in" fo:margin-top="0in" fo:margin-bottom="0in" loext:contextual-spacing="false" fo:text-indent="0in" style:auto-text-indent="false">
        <style:tab-stops/>
      </style:paragraph-properties>
    </style:style>
    <style:style style:name="P3" style:family="paragraph" style:parent-style-name="Text_20_body">
      <style:paragraph-properties fo:margin-left="0.3752in" fo:margin-right="0in" fo:margin-top="0in" fo:margin-bottom="0in" loext:contextual-spacing="false" fo:text-indent="0in" style:auto-text-indent="false">
        <style:tab-stops/>
      </style:paragraph-properties>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officeooo:paragraph-rsid="001b8aa0" style:font-size-asian="11pt" style:font-size-complex="11pt"/>
    </style:style>
    <style:style style:name="P6" style:family="paragraph" style:parent-style-name="Standard">
      <style:text-properties fo:font-size="11pt" officeooo:rsid="001b8aa0" officeooo:paragraph-rsid="001b8aa0" style:font-size-asian="11pt" style:font-size-complex="11pt"/>
    </style:style>
    <style:style style:name="P7" style:family="paragraph" style:parent-style-name="Standard">
      <style:text-properties fo:font-size="11pt" fo:font-weight="bold" style:font-size-asian="11pt" style:font-weight-asian="bold" style:font-size-complex="11pt" style:font-weight-complex="bold"/>
    </style:style>
    <style:style style:name="P8" style:family="paragraph" style:parent-style-name="Standard">
      <style:text-properties style:font-name="Liberation Mono" fo:font-size="11pt" officeooo:paragraph-rsid="001b8aa0" style:font-size-asian="11pt" style:font-size-complex="11pt"/>
    </style:style>
    <style:style style:name="P9" style:family="paragraph" style:parent-style-name="Standard">
      <style:text-properties officeooo:paragraph-rsid="0019e883"/>
    </style:style>
    <style:style style:name="P10" style:family="paragraph" style:parent-style-name="Standard" style:list-style-name="L7">
      <style:paragraph-properties fo:margin-left="0.1874in" fo:margin-right="0in" fo:text-indent="-0.1874in" style:auto-text-indent="false">
        <style:tab-stops/>
      </style:paragraph-properties>
      <style:text-properties fo:font-size="11pt" style:font-size-asian="11pt" style:font-size-complex="11pt"/>
    </style:style>
    <style:style style:name="P11" style:family="paragraph" style:parent-style-name="Standard" style:master-page-name="MP0">
      <style:paragraph-properties style:page-number="auto" fo:break-before="page"/>
      <style:text-properties fo:font-size="11pt" style:font-size-asian="11pt" style:font-size-complex="11pt"/>
    </style:style>
    <style:style style:name="P12" style:family="paragraph" style:parent-style-name="Standard">
      <style:paragraph-properties fo:break-before="page"/>
      <style:text-properties fo:font-size="11pt" style:font-size-asian="11pt" style:font-size-complex="11pt"/>
    </style:style>
    <style:style style:name="P13" style:family="paragraph" style:parent-style-name="Standard">
      <style:paragraph-properties fo:break-before="page"/>
      <style:text-properties fo:font-size="11pt" officeooo:paragraph-rsid="001b8aa0" style:font-size-asian="11pt" style:font-size-complex="11pt"/>
    </style:style>
    <style:style style:name="P14" style:family="paragraph" style:parent-style-name="Standard">
      <style:paragraph-properties fo:break-before="page"/>
      <style:text-properties fo:font-size="11pt" fo:font-weight="bold" officeooo:rsid="001b8aa0" officeooo:paragraph-rsid="001b8aa0" style:font-size-asian="11pt" style:font-weight-asian="bold" style:font-size-complex="11pt" style:font-weight-complex="bold"/>
    </style:style>
    <style:style style:name="P15" style:family="paragraph" style:parent-style-name="Standard">
      <style:paragraph-properties fo:margin-left="0.4925in" fo:margin-right="0in" fo:text-indent="0in" style:auto-text-indent="false">
        <style:tab-stops/>
      </style:paragraph-properties>
      <style:text-properties fo:font-size="11pt" style:font-size-asian="11pt" style:font-size-complex="11pt"/>
    </style:style>
    <style:style style:name="P16" style:family="paragraph" style:parent-style-name="Standard">
      <style:paragraph-properties fo:margin-left="0.4925in" fo:margin-right="0in" fo:text-indent="0in" style:auto-text-indent="false">
        <style:tab-stops/>
      </style:paragraph-properties>
      <style:text-properties style:font-name="Liberation Mono" fo:font-size="11pt" officeooo:paragraph-rsid="001b8aa0" style:font-size-asian="11pt" style:font-size-complex="11pt"/>
    </style:style>
    <style:style style:name="P17" style:family="paragraph" style:parent-style-name="Standard">
      <style:paragraph-properties fo:margin-left="0.4925in" fo:margin-right="0in" fo:text-indent="0in" style:auto-text-indent="false">
        <style:tab-stops/>
      </style:paragraph-properties>
      <style:text-properties officeooo:paragraph-rsid="001b8aa0"/>
    </style:style>
    <style:style style:name="P18" style:family="paragraph" style:parent-style-name="Standard">
      <style:paragraph-properties fo:margin-left="0.9846in" fo:margin-right="0in" fo:text-indent="0in" style:auto-text-indent="false">
        <style:tab-stops/>
      </style:paragraph-properties>
      <style:text-properties style:font-name="Liberation Mono" fo:font-size="11pt" officeooo:paragraph-rsid="001b8aa0" style:font-size-asian="11pt" style:font-size-complex="11pt"/>
    </style:style>
    <style:style style:name="P19" style:family="paragraph" style:parent-style-name="Normal">
      <style:paragraph-properties fo:break-before="page"/>
      <style:text-properties fo:font-size="11pt" fo:font-weight="bold" style:font-size-asian="11pt" style:font-weight-asian="bold" style:font-size-complex="11pt" style:font-weight-complex="bold"/>
    </style:style>
    <style:style style:name="P20" style:family="paragraph" style:parent-style-name="Normal">
      <style:paragraph-properties fo:break-before="page"/>
      <style:text-properties fo:font-size="11pt" fo:font-weight="bold" officeooo:rsid="001cc9c4" officeooo:paragraph-rsid="001cc9c4" style:font-size-asian="11pt" style:font-weight-asian="bold" style:font-size-complex="11pt" style:font-weight-complex="bold"/>
    </style:style>
    <style:style style:name="P21" style:family="paragraph" style:parent-style-name="Normal">
      <style:paragraph-properties fo:break-before="page"/>
      <style:text-properties fo:font-size="11pt" officeooo:paragraph-rsid="001b8aa0" style:font-size-asian="11pt" style:font-size-complex="11pt"/>
    </style:style>
    <style:style style:name="P22" style:family="paragraph" style:parent-style-name="Normal">
      <style:text-properties fo:font-size="11pt" officeooo:paragraph-rsid="001b8aa0" style:font-size-asian="11pt" style:font-size-complex="11pt"/>
    </style:style>
    <style:style style:name="P23" style:family="paragraph" style:parent-style-name="Normal" style:list-style-name="L9">
      <style:text-properties fo:font-size="11pt" officeooo:paragraph-rsid="001b8aa0" style:font-size-asian="11pt" style:font-size-complex="11pt"/>
    </style:style>
    <style:style style:name="P24" style:family="paragraph" style:parent-style-name="Normal">
      <style:text-properties fo:font-size="11pt" officeooo:rsid="001cc9c4" officeooo:paragraph-rsid="0020f17d" style:font-size-asian="11pt" style:font-size-complex="11pt"/>
    </style:style>
    <style:style style:name="P25" style:family="paragraph" style:parent-style-name="Normal" style:list-style-name="L9">
      <style:text-properties fo:font-size="11pt" officeooo:rsid="001de5d1" officeooo:paragraph-rsid="001de5d1" style:font-size-asian="11pt" style:font-size-complex="11pt"/>
    </style:style>
    <style:style style:name="P26" style:family="paragraph" style:parent-style-name="Normal">
      <style:text-properties fo:font-size="11pt" officeooo:rsid="001f33e9" officeooo:paragraph-rsid="001f33e9" style:font-size-asian="11pt" style:font-size-complex="11pt"/>
    </style:style>
    <style:style style:name="P27" style:family="paragraph" style:parent-style-name="Normal">
      <style:text-properties style:font-name="Liberation Mono" fo:font-size="11pt" officeooo:rsid="001cc9c4" officeooo:paragraph-rsid="001cc9c4" style:font-size-asian="11pt" style:font-size-complex="11pt"/>
    </style:style>
    <style:style style:name="P28" style:family="paragraph" style:parent-style-name="Normal">
      <style:text-properties style:font-name="Liberation Mono" fo:font-size="11pt" officeooo:rsid="001cc9c4" officeooo:paragraph-rsid="001f33e9" style:font-size-asian="11pt" style:font-size-complex="11pt"/>
    </style:style>
    <style:style style:name="P29" style:family="paragraph" style:parent-style-name="Normal">
      <style:text-properties style:font-name="Liberation Mono" fo:font-size="11pt" officeooo:rsid="001cc9c4" officeooo:paragraph-rsid="0020f17d" style:font-size-asian="11pt" style:font-size-complex="11pt"/>
    </style:style>
    <style:style style:name="P30" style:family="paragraph" style:parent-style-name="Normal">
      <style:text-properties style:font-name="Liberation Mono" fo:font-size="11pt" officeooo:paragraph-rsid="001f33e9" style:font-size-asian="11pt" style:font-size-complex="11pt"/>
    </style:style>
    <style:style style:name="P31" style:family="paragraph" style:parent-style-name="Normal">
      <style:text-properties style:font-name="Liberation Mono" fo:font-size="11pt" officeooo:rsid="001f33e9" officeooo:paragraph-rsid="001f33e9" style:font-size-asian="11pt" style:font-size-complex="11pt"/>
    </style:style>
    <style:style style:name="P32" style:family="paragraph" style:parent-style-name="Normal">
      <style:text-properties style:font-name="Liberation Mono" fo:font-size="11pt" officeooo:paragraph-rsid="001b8aa0" style:font-size-asian="11pt" style:font-size-complex="11pt"/>
    </style:style>
    <style:style style:name="P33" style:family="paragraph" style:parent-style-name="Text_20_body">
      <style:text-properties fo:font-size="11pt" style:font-size-asian="11pt" style:font-size-complex="11pt"/>
    </style:style>
    <style:style style:name="P34" style:family="paragraph" style:parent-style-name="Text_20_body" style:list-style-name="L1">
      <style:paragraph-properties fo:margin-left="0in" fo:margin-right="0in" fo:margin-top="0in" fo:margin-bottom="0in" loext:contextual-spacing="false" fo:text-indent="0in" style:auto-text-indent="false">
        <style:tab-stops/>
      </style:paragraph-properties>
      <style:text-properties fo:font-size="11pt" style:font-size-asian="11pt" style:font-size-complex="11pt"/>
    </style:style>
    <style:style style:name="P35" style:family="paragraph" style:parent-style-name="Text_20_body" style:list-style-name="L3">
      <style:paragraph-properties fo:margin-left="0in" fo:margin-right="0in" fo:margin-top="0in" fo:margin-bottom="0in" loext:contextual-spacing="false" fo:text-indent="0in" style:auto-text-indent="false">
        <style:tab-stops/>
      </style:paragraph-properties>
      <style:text-properties fo:font-size="11pt" style:font-size-asian="11pt" style:font-size-complex="11pt"/>
    </style:style>
    <style:style style:name="P36" style:family="paragraph" style:parent-style-name="Text_20_body" style:list-style-name="L4">
      <style:paragraph-properties fo:margin-left="0in" fo:margin-right="0in" fo:margin-top="0in" fo:margin-bottom="0in" loext:contextual-spacing="false" fo:text-indent="0in" style:auto-text-indent="false">
        <style:tab-stops/>
      </style:paragraph-properties>
      <style:text-properties fo:font-size="11pt" style:font-size-asian="11pt" style:font-size-complex="11pt"/>
    </style:style>
    <style:style style:name="P37" style:family="paragraph" style:parent-style-name="Text_20_body" style:list-style-name="L5">
      <style:paragraph-properties fo:margin-left="0in" fo:margin-right="0in" fo:margin-top="0in" fo:margin-bottom="0in" loext:contextual-spacing="false" fo:text-indent="0in" style:auto-text-indent="false">
        <style:tab-stops/>
      </style:paragraph-properties>
      <style:text-properties fo:font-size="11pt" style:font-size-asian="11pt" style:font-size-complex="11pt"/>
    </style:style>
    <style:style style:name="P38" style:family="paragraph" style:parent-style-name="Text_20_body" style:list-style-name="L6">
      <style:paragraph-properties fo:margin-left="0in" fo:margin-right="0in" fo:margin-top="0in" fo:margin-bottom="0in" loext:contextual-spacing="false" fo:text-indent="0in" style:auto-text-indent="false">
        <style:tab-stops/>
      </style:paragraph-properties>
      <style:text-properties fo:font-size="11pt" style:font-size-asian="11pt" style:font-size-complex="11pt"/>
    </style:style>
    <style:style style:name="P39" style:family="paragraph" style:parent-style-name="Text_20_body" style:list-style-name="L7">
      <style:paragraph-properties fo:margin-left="0in" fo:margin-right="0in" fo:margin-top="0in" fo:margin-bottom="0in" loext:contextual-spacing="false" fo:text-indent="0in" style:auto-text-indent="false">
        <style:tab-stops/>
      </style:paragraph-properties>
      <style:text-properties fo:font-size="11pt" style:font-size-asian="11pt" style:font-size-complex="11pt"/>
    </style:style>
    <style:style style:name="P40" style:family="paragraph" style:parent-style-name="Text_20_body" style:list-style-name="L8">
      <style:paragraph-properties fo:margin-left="0in" fo:margin-right="0in" fo:margin-top="0in" fo:margin-bottom="0in" loext:contextual-spacing="false" fo:text-indent="0in" style:auto-text-indent="false">
        <style:tab-stops/>
      </style:paragraph-properties>
      <style:text-properties fo:font-size="11pt" style:font-size-asian="11pt" style:font-size-complex="11pt"/>
    </style:style>
    <style:style style:name="P41" style:family="paragraph" style:parent-style-name="Text_20_body" style:list-style-name="L1">
      <style:paragraph-properties fo:margin-left="0in" fo:margin-right="0in" fo:margin-top="0in" fo:margin-bottom="0in" loext:contextual-spacing="false" fo:text-indent="0in" style:auto-text-indent="false" fo:padding="0.0138in" fo:border="0.26pt solid #000000" style:shadow="none">
        <style:tab-stops/>
      </style:paragraph-properties>
      <style:text-properties fo:font-size="11pt" style:font-size-asian="11pt" style:font-size-complex="11pt"/>
    </style:style>
    <style:style style:name="P42" style:family="paragraph" style:parent-style-name="Text_20_body" style:list-style-name="L3">
      <style:paragraph-properties fo:margin-left="0in" fo:margin-right="0in" fo:margin-top="0in" fo:margin-bottom="0in" loext:contextual-spacing="false" fo:text-indent="0in" style:auto-text-indent="false" fo:padding="0.0138in" fo:border="0.26pt solid #000000" style:shadow="none">
        <style:tab-stops/>
      </style:paragraph-properties>
      <style:text-properties fo:font-size="11pt" style:font-size-asian="11pt" style:font-size-complex="11pt"/>
    </style:style>
    <style:style style:name="P43" style:family="paragraph" style:parent-style-name="Text_20_body" style:list-style-name="L4">
      <style:paragraph-properties fo:margin-left="0in" fo:margin-right="0in" fo:margin-top="0in" fo:margin-bottom="0in" loext:contextual-spacing="false" fo:text-indent="0in" style:auto-text-indent="false" fo:padding="0.0138in" fo:border="0.26pt solid #000000" style:shadow="none">
        <style:tab-stops/>
      </style:paragraph-properties>
      <style:text-properties fo:font-size="11pt" style:font-size-asian="11pt" style:font-size-complex="11pt"/>
    </style:style>
    <style:style style:name="P44" style:family="paragraph" style:parent-style-name="Text_20_body" style:list-style-name="L5">
      <style:paragraph-properties fo:margin-left="0in" fo:margin-right="0in" fo:margin-top="0in" fo:margin-bottom="0in" loext:contextual-spacing="false" fo:text-indent="0in" style:auto-text-indent="false" fo:padding="0.0138in" fo:border="0.26pt solid #000000" style:shadow="none">
        <style:tab-stops/>
      </style:paragraph-properties>
      <style:text-properties fo:font-size="11pt" style:font-size-asian="11pt" style:font-size-complex="11pt"/>
    </style:style>
    <style:style style:name="P45" style:family="paragraph" style:parent-style-name="Text_20_body" style:list-style-name="L6">
      <style:paragraph-properties fo:margin-left="0in" fo:margin-right="0in" fo:margin-top="0in" fo:margin-bottom="0in" loext:contextual-spacing="false" fo:text-indent="0in" style:auto-text-indent="false" fo:padding="0.0138in" fo:border="0.26pt solid #000000" style:shadow="none">
        <style:tab-stops/>
      </style:paragraph-properties>
      <style:text-properties fo:font-size="11pt" style:font-size-asian="11pt" style:font-size-complex="11pt"/>
    </style:style>
    <style:style style:name="P46" style:family="paragraph" style:parent-style-name="Text_20_body" style:list-style-name="L7">
      <style:paragraph-properties fo:margin-left="0in" fo:margin-right="0in" fo:margin-top="0in" fo:margin-bottom="0in" loext:contextual-spacing="false" fo:text-indent="0in" style:auto-text-indent="false" fo:padding="0.0138in" fo:border="0.26pt solid #000000" style:shadow="none">
        <style:tab-stops/>
      </style:paragraph-properties>
      <style:text-properties fo:font-size="11pt" style:font-size-asian="11pt" style:font-size-complex="11pt"/>
    </style:style>
    <style:style style:name="P47" style:family="paragraph" style:parent-style-name="Text_20_body" style:list-style-name="L8">
      <style:paragraph-properties fo:margin-left="0in" fo:margin-right="0in" fo:margin-top="0in" fo:margin-bottom="0in" loext:contextual-spacing="false" fo:text-indent="0in" style:auto-text-indent="false" fo:padding="0.0138in" fo:border="0.26pt solid #000000" style:shadow="none">
        <style:tab-stops/>
      </style:paragraph-properties>
      <style:text-properties fo:font-size="11pt" style:font-size-asian="11pt" style:font-size-complex="11pt"/>
    </style:style>
    <style:style style:name="P48" style:family="paragraph" style:parent-style-name="Text_20_body" style:list-style-name="L2">
      <style:paragraph-properties fo:margin-left="0.25in" fo:margin-right="0in" fo:margin-top="0in" fo:margin-bottom="0in" loext:contextual-spacing="false" fo:text-indent="0in" style:auto-text-indent="false">
        <style:tab-stops/>
      </style:paragraph-properties>
      <style:text-properties fo:font-size="11pt" style:font-size-asian="11pt" style:font-size-complex="11pt"/>
    </style:style>
    <style:style style:name="P49" style:family="paragraph" style:parent-style-name="Text_20_body" style:list-style-name="L2">
      <style:paragraph-properties fo:margin-left="0.25in" fo:margin-right="0in" fo:margin-top="0in" fo:margin-bottom="0in" loext:contextual-spacing="false" fo:text-indent="0in" style:auto-text-indent="false" fo:padding="0.0138in" fo:border="0.26pt solid #000000" style:shadow="none">
        <style:tab-stops/>
      </style:paragraph-properties>
      <style:text-properties fo:font-size="11pt" style:font-size-asian="11pt" style:font-size-complex="11pt"/>
    </style:style>
    <style:style style:name="P50" style:family="paragraph" style:parent-style-name="Text_20_body">
      <style:paragraph-properties fo:margin-top="0in" fo:margin-bottom="0in" loext:contextual-spacing="false"/>
      <style:text-properties fo:font-size="11pt" style:font-size-asian="11pt" style:font-size-complex="11pt"/>
    </style:style>
    <style:style style:name="P51" style:family="paragraph" style:parent-style-name="Text_20_body">
      <style:paragraph-properties fo:margin-top="0in" fo:margin-bottom="0in" loext:contextual-spacing="false"/>
      <style:text-properties fo:font-size="11pt" fo:font-weight="bold" style:font-size-asian="11pt" style:font-weight-asian="bold" style:font-size-complex="11pt" style:font-weight-complex="bold"/>
    </style:style>
    <style:style style:name="T1" style:family="text">
      <style:text-properties style:font-name="Liberation Mono" fo:font-size="11pt" style:font-size-asian="11pt" style:font-size-complex="11pt"/>
    </style:style>
    <style:style style:name="T2" style:family="text">
      <style:text-properties fo:font-size="11pt" style:font-size-asian="11pt" style:font-size-complex="11pt"/>
    </style:style>
    <style:style style:name="T3" style:family="text">
      <style:text-properties fo:font-size="11pt" officeooo:rsid="0019e883" style:font-size-asian="11pt" style:font-size-complex="11pt"/>
    </style:style>
    <style:style style:name="T4" style:family="text">
      <style:text-properties officeooo:rsid="001b8aa0"/>
    </style:style>
    <style:style style:name="T5" style:family="text">
      <style:text-properties officeooo:rsid="001cc9c4"/>
    </style:style>
    <style:style style:name="T6" style:family="text">
      <style:text-properties style:font-name="Liberation Mono"/>
    </style:style>
    <style:style style:name="T7" style:family="text">
      <style:text-properties style:font-name="Liberation Mono" officeooo:rsid="001cc9c4"/>
    </style:style>
    <style:style style:name="T8" style:family="text">
      <style:text-properties style:font-name="Liberation Mono" officeooo:rsid="001de5d1"/>
    </style:style>
    <style:style style:name="T9" style:family="text">
      <style:text-properties style:font-name="Liberation Mono" officeooo:rsid="001f33e9"/>
    </style:style>
    <style:style style:name="T10" style:family="text">
      <style:text-properties style:font-name="Liberation Mono" officeooo:rsid="0020f17d"/>
    </style:style>
    <style:style style:name="T11" style:family="text">
      <style:text-properties officeooo:rsid="001de5d1"/>
    </style:style>
    <style:style style:name="T12" style:family="text">
      <style:text-properties officeooo:rsid="001f33e9"/>
    </style:style>
    <style:style style:name="T13" style:family="text">
      <style:text-properties officeooo:rsid="0020f17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A" style:num-letter-sync="true">
        <style:list-level-properties text:list-level-position-and-space-mode="label-alignment">
          <style:list-level-label-alignment text:label-followed-by="listtab" fo:text-indent="-0.1965in" fo:margin-left="0.4909in"/>
        </style:list-level-properties>
      </text:list-level-style-number>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1965in" fo:margin-left="0.4909in"/>
        </style:list-level-properties>
      </text:list-level-style-number>
      <text:list-level-style-bullet text:level="2" text:style-name="WW_5f_CharLFO3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1965in" fo:margin-left="0.4909in"/>
        </style:list-level-properties>
      </text:list-level-style-number>
      <text:list-level-style-bullet text:level="2" text:style-name="WW_5f_CharLFO4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1965in" fo:margin-left="0.4909in"/>
        </style:list-level-properties>
      </text:list-level-style-number>
      <text:list-level-style-bullet text:level="2" text:style-name="WW_5f_CharLFO5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num-letter-sync="true">
        <style:list-level-properties text:list-level-position-and-space-mode="label-alignment">
          <style:list-level-label-alignment text:label-followed-by="listtab" fo:text-indent="-0.1965in" fo:margin-left="0.4909in"/>
        </style:list-level-properties>
      </text:list-level-style-number>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1965in" fo:margin-left="0.4465in"/>
        </style:list-level-properties>
      </text:list-level-style-number>
      <text:list-level-style-bullet text:level="2" text:style-name="WW_5f_CharLFO7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num-letter-sync="true">
        <style:list-level-properties text:list-level-position-and-space-mode="label-alignment">
          <style:list-level-label-alignment text:label-followed-by="listtab" fo:text-indent="-0.1965in" fo:margin-left="0.4909in"/>
        </style:list-level-properties>
      </text:list-level-style-number>
      <text:list-level-style-bullet text:level="2" text:style-name="WW_5f_CharLFO8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ame: _____________________________________</text:p>
      <text:p text:style-name="P4"/>
      <text:p text:style-name="P7"/>
      <text:p text:style-name="P7"/>
      <text:p text:style-name="P7"/>
      <text:p text:style-name="P7">1.</text:p>
      <text:p text:style-name="P4"/>
      <text:p text:style-name="P33">Consider the code segment below.</text:p>
      <text:section text:style-name="Sect1" text:name="Sect1">
        <text:p text:style-name="P1"><text:span text:style-name="Style1"><text:span text:style-name="T2">int x = 10;</text:span></text:span></text:p>
        <text:p text:style-name="P1"><text:span text:style-name="Style1"><text:span text:style-name="T2">int y = 20;</text:span></text:span></text:p>
        <text:p text:style-name="P1"><text:span text:style-name="Style1"><text:span text:style-name="T2">System.out.print(y + x / y);</text:span></text:span></text:p>
        <text:p text:style-name="P50"/>
        <text:p text:style-name="P50">What is printed as a result of executing the code segment?</text:p>
      </text:section>
      <text:section text:style-name="Sect1" text:name="Sect2">
        <text:list xml:id="list786028396" text:style-name="L1">
          <text:list-item>
            <text:p text:style-name="P34">1</text:p>
          </text:list-item>
          <text:list-item>
            <text:p text:style-name="P34">1.5</text:p>
          </text:list-item>
          <text:list-item>
            <text:p text:style-name="P34">3</text:p>
          </text:list-item>
          <text:list-item>
            <text:p text:style-name="P41">20</text:p>
          </text:list-item>
          <text:list-item>
            <text:p text:style-name="P34">20.5</text:p>
          </text:list-item>
        </text:list>
        <text:p text:style-name="P4"/>
        <text:p text:style-name="P7"/>
        <text:p text:style-name="P7">2.</text:p>
        <text:p text:style-name="P4"/>
        <text:p text:style-name="P33">Consider the following code segment.</text:p>
      </text:section>
      <text:section text:style-name="Sect1" text:name="Sect3">
        <text:p text:style-name="P1"><text:span text:style-name="Style1"><text:span text:style-name="T2">int num = 5;</text:span></text:span></text:p>
        <text:p text:style-name="P1"><text:span text:style-name="Style1"><text:span text:style-name="T2">num *= 2;</text:span></text:span></text:p>
        <text:p text:style-name="P1"><text:span text:style-name="Style1"><text:span text:style-name="T2">num %= 6;</text:span></text:span></text:p>
        <text:p text:style-name="P50">What is the value of num after the code segment is executed?</text:p>
      </text:section>
      <text:section text:style-name="Sect1" text:name="Sect4">
        <text:list xml:id="list4230158355" text:style-name="L2">
          <text:list-item>
            <text:p text:style-name="P48"> 1</text:p>
          </text:list-item>
          <text:list-item>
            <text:p text:style-name="P48"> 2</text:p>
          </text:list-item>
          <text:list-item>
            <text:p text:style-name="P49"> 4</text:p>
          </text:list-item>
          <text:list-item>
            <text:p text:style-name="P48"> 6</text:p>
          </text:list-item>
          <text:list-item>
            <text:p text:style-name="P48">10</text:p>
          </text:list-item>
        </text:list>
        <text:p text:style-name="P50"/>
        <text:p text:style-name="P19"/>
        <text:p text:style-name="P51">3. </text:p>
        <text:p text:style-name="P50"/>
        <text:p text:style-name="P33">Consider the following class declaration.</text:p>
      </text:section>
      <text:section text:style-name="Sect1" text:name="Sect5">
        <text:p text:style-name="P1"><text:span text:style-name="Style1"><text:span text:style-name="T2">public class Thing</text:span></text:span></text:p>
        <text:p text:style-name="P1"><text:span text:style-name="Style1"><text:span text:style-name="T2">{</text:span></text:span></text:p>
        <text:p text:style-name="P2"><text:span text:style-name="Style1"><text:span text:style-name="T2">private String color;</text:span></text:span></text:p>
        <text:p text:style-name="P1"><text:span text:style-name="Style1"><text:span text:style-name="T2"> </text:span></text:span></text:p>
        <text:p text:style-name="P2"><text:span text:style-name="Style1"><text:span text:style-name="T2">public Thing()</text:span></text:span></text:p>
        <text:p text:style-name="P2"><text:span text:style-name="Style1"><text:span text:style-name="T2">{</text:span></text:span></text:p>
        <text:p text:style-name="P3"><text:span text:style-name="Style1"><text:span text:style-name="T2">color = "Blue";</text:span></text:span></text:p>
        <text:p text:style-name="P2"><text:span text:style-name="Style1"><text:span text:style-name="T2">}</text:span></text:span></text:p>
        <text:p text:style-name="P1"><text:span text:style-name="Style1"><text:span text:style-name="T2"> </text:span></text:span></text:p>
        <text:p text:style-name="P2"><text:span text:style-name="Style1"><text:span text:style-name="T2">public Thing(String setColor)</text:span></text:span></text:p>
        <text:p text:style-name="P2"><text:span text:style-name="Style1"><text:span text:style-name="T2">{</text:span></text:span></text:p>
        <text:p text:style-name="P3"><text:span text:style-name="Style1"><text:span text:style-name="T2">color = setColor;</text:span></text:span></text:p>
        <text:p text:style-name="P2"><text:span text:style-name="Style1"><text:span text:style-name="T2">}</text:span></text:span></text:p>
        <text:p text:style-name="P1"><text:span text:style-name="Style1"><text:span text:style-name="T2">}</text:span></text:span></text:p>
        <text:p text:style-name="P50">Which of the following code segments, when appearing in a class other than Thing, would create a reference of type Thing with a value of null ?</text:p>
      </text:section>
      <text:section text:style-name="Sect1" text:name="Sect6">
        <text:list xml:id="list4143011582" text:style-name="L3">
          <text:list-item>
            <text:p text:style-name="P35">Thing someThing = new Thing("Green");</text:p>
          </text:list-item>
          <text:list-item>
            <text:p text:style-name="P35">Thing someThing = new Thing("");</text:p>
          </text:list-item>
          <text:list-item>
            <text:p text:style-name="P35">Thing someThing = new Thing();</text:p>
          </text:list-item>
          <text:list-item>
            <text:p text:style-name="P42">Thing someThing;</text:p>
          </text:list-item>
          <text:list-item>
            <text:p text:style-name="P35">Thing("Green");</text:p>
          </text:list-item>
        </text:list>
        <text:p text:style-name="P4"/>
        <text:p text:style-name="P4"/>
        <text:p text:style-name="P7">4.</text:p>
        <text:p text:style-name="P4"/>
        <text:p text:style-name="P33">Consider the following code segment.</text:p>
      </text:section>
      <text:section text:style-name="Sect1" text:name="Sect7">
        <text:p text:style-name="P1"><text:span text:style-name="Style1"><text:span text:style-name="T2">String s1 = "ABCDEFGHI";</text:span></text:span></text:p>
        <text:p text:style-name="P1"><text:span text:style-name="Style1"><text:span text:style-name="T2">String s2 = s1.substring(6, 7);</text:span></text:span></text:p>
        <text:p text:style-name="P1"><text:span text:style-name="Style1"><text:span text:style-name="T2">String s3 = new String("abcdefghi");</text:span></text:span></text:p>
        <text:p text:style-name="P1"><text:span text:style-name="Style1"><text:span text:style-name="T2">String s4 = s3.substring(4, 5);</text:span></text:span></text:p>
        <text:p text:style-name="P1"><text:span text:style-name="Style1"><text:span text:style-name="T2">String s5 = s3.substring(2, 3);</text:span></text:span></text:p>
        <text:p text:style-name="P1"><text:span text:style-name="Style1"><text:span text:style-name="T2">System.out.print(s2 + s4 + s5);</text:span></text:span></text:p>
        <text:p text:style-name="P50">What, if anything, is printed when the code segment is executed?</text:p>
      </text:section>
      <text:section text:style-name="Sect1" text:name="Sect8">
        <text:list xml:id="list3827010817" text:style-name="L4">
          <text:list-item>
            <text:p text:style-name="P36">Fdb</text:p>
          </text:list-item>
          <text:list-item>
            <text:p text:style-name="P36">FGdebc</text:p>
          </text:list-item>
          <text:list-item>
            <text:p text:style-name="P43">Gec</text:p>
          </text:list-item>
          <text:list-item>
            <text:p text:style-name="P36">GHefcd</text:p>
          </text:list-item>
          <text:list-item>
            <text:p text:style-name="P36">There is no output due to a compilation error.</text:p>
          </text:list-item>
        </text:list>
        <text:p text:style-name="P4"/>
        <text:p text:style-name="P19"/>
        <text:p text:style-name="P7">5.</text:p>
        <text:p text:style-name="P4"/>
        <text:p text:style-name="P33">Consider the following code segment.</text:p>
      </text:section>
      <text:section text:style-name="Sect1" text:name="Sect9">
        <text:p text:style-name="P1"><text:span text:style-name="Style1"><text:span text:style-name="T2">int a = 1;</text:span></text:span></text:p>
        <text:p text:style-name="P1"><text:span text:style-name="Style1"><text:span text:style-name="T2">int b = 0;</text:span></text:span></text:p>
        <text:p text:style-name="P1"><text:span text:style-name="Style1"><text:span text:style-name="T2">int c = -1;</text:span></text:span></text:p>
        <text:p text:style-name="P1"><text:span text:style-name="Style1"><text:span text:style-name="T2">if ((b + 1) == a)</text:span></text:span></text:p>
        <text:p text:style-name="P1"><text:span text:style-name="Style1"><text:span text:style-name="T2">{</text:span></text:span></text:p>
        <text:p text:style-name="P2"><text:span text:style-name="Style1"><text:span text:style-name="T2">b++;</text:span></text:span></text:p>
        <text:p text:style-name="P2"><text:span text:style-name="Style1"><text:span text:style-name="T2">c += b;</text:span></text:span></text:p>
        <text:p text:style-name="P1"><text:span text:style-name="Style1"><text:span text:style-name="T2">}</text:span></text:span></text:p>
        <text:p text:style-name="P1"><text:span text:style-name="Style1"><text:span text:style-name="T2">if (c == a)</text:span></text:span></text:p>
        <text:p text:style-name="P1"><text:span text:style-name="Style1"><text:span text:style-name="T2">{</text:span></text:span></text:p>
        <text:p text:style-name="P2"><text:span text:style-name="Style1"><text:span text:style-name="T2">a--;</text:span></text:span></text:p>
        <text:p text:style-name="P2"><text:span text:style-name="Style1"><text:span text:style-name="T2">b = 4;</text:span></text:span></text:p>
        <text:p text:style-name="P1"><text:span text:style-name="Style1"><text:span text:style-name="T2">}</text:span></text:span></text:p>
        <text:p text:style-name="P50">What are the values of  a,  b,   and  c  after this code segment has been executed?</text:p>
      </text:section>
      <text:section text:style-name="Sect1" text:name="Sect10">
        <text:list xml:id="list2446487457" text:style-name="L5">
          <text:list-item>
            <text:p text:style-name="P37">a = 0,  b = 4,   and  c = 0</text:p>
          </text:list-item>
          <text:list-item>
            <text:p text:style-name="P37">a = 0,  b = 4,   and  c = 1</text:p>
          </text:list-item>
          <text:list-item>
            <text:p text:style-name="P37">a = 1,  b = 0,   and  c = -1</text:p>
          </text:list-item>
          <text:list-item>
            <text:p text:style-name="P44">a = 1,  b = 1,   and  c = 0</text:p>
          </text:list-item>
          <text:list-item>
            <text:p text:style-name="P37">a = 1,  b = 1,   and  c = 1</text:p>
          </text:list-item>
        </text:list>
        <text:p text:style-name="P50"/>
        <text:p text:style-name="P50"/>
        <text:p text:style-name="P51">6.</text:p>
        <text:p text:style-name="P4"/>
        <text:p text:style-name="P33">Consider the following code segment, which is intended to store the sum of all multiples of 10 between 10 and 100, inclusive (10 + 20 + ... + 100), in the variable total.</text:p>
      </text:section>
      <text:section text:style-name="Sect1" text:name="Sect11">
        <text:p text:style-name="P1"><text:span text:style-name="Style1"><text:span text:style-name="T2">int x = 100;</text:span></text:span></text:p>
        <text:p text:style-name="P1"><text:span text:style-name="Style1"><text:span text:style-name="T2">int total = 0;</text:span></text:span></text:p>
        <text:p text:style-name="P1"><text:span text:style-name="Style1"><text:span text:style-name="T2">while( /* missing code */ )</text:span></text:span></text:p>
        <text:p text:style-name="P1"><text:span text:style-name="Style1"><text:span text:style-name="T2">{</text:span></text:span></text:p>
        <text:p text:style-name="P2"><text:span text:style-name="Style1"><text:span text:style-name="T2">total = total + x;</text:span></text:span></text:p>
        <text:p text:style-name="P2"><text:span text:style-name="Style1"><text:span text:style-name="T2">x = x - 10;</text:span></text:span></text:p>
        <text:p text:style-name="P1"><text:span text:style-name="Style1"><text:span text:style-name="T2">}</text:span></text:span></text:p>
        <text:p text:style-name="P50">Which of the following can be used as a replacement for /* missing code */ so that the code segment works as intended?</text:p>
      </text:section>
      <text:section text:style-name="Sect1" text:name="Sect12">
        <text:list xml:id="list3893473668" text:style-name="L6">
          <text:list-item>
            <text:p text:style-name="P38">x &lt; 100</text:p>
          </text:list-item>
          <text:list-item>
            <text:p text:style-name="P38">x &lt;= 100</text:p>
          </text:list-item>
          <text:list-item>
            <text:p text:style-name="P38">x &gt; 10</text:p>
          </text:list-item>
          <text:list-item>
            <text:p text:style-name="P45">x &gt;= 10</text:p>
          </text:list-item>
          <text:list-item>
            <text:p text:style-name="P38">x != 10</text:p>
          </text:list-item>
        </text:list>
        <text:p text:style-name="P4"/>
        <text:p text:style-name="P19"/>
        <text:p text:style-name="P7">7.</text:p>
        <text:p text:style-name="P4"/>
        <text:p text:style-name="P33">Consider the following definition of the class Student.</text:p>
      </text:section>
      <text:section text:style-name="Sect1" text:name="Sect13">
        <text:p text:style-name="P1"><text:span text:style-name="Style1"><text:span text:style-name="T2">public class Student</text:span></text:span></text:p>
        <text:p text:style-name="P1"><text:span text:style-name="Style1"><text:span text:style-name="T2">{</text:span></text:span></text:p>
        <text:p text:style-name="P2"><text:span text:style-name="Style1"><text:span text:style-name="T2">private int grade_level;</text:span></text:span></text:p>
        <text:p text:style-name="P2"><text:span text:style-name="Style1"><text:span text:style-name="T2">private String name;</text:span></text:span></text:p>
        <text:p text:style-name="P2"><text:span text:style-name="Style1"><text:span text:style-name="T2">private double GPA;</text:span></text:span></text:p>
        <text:p text:style-name="P2"><text:span text:style-name="Style1"><text:span text:style-name="T2">public Student (int lvl, String nm, double gr)</text:span></text:span></text:p>
        <text:p text:style-name="P2"><text:span text:style-name="Style1"><text:span text:style-name="T2">{</text:span></text:span></text:p>
        <text:p text:style-name="P3"><text:span text:style-name="Style1"><text:span text:style-name="T2">grade_level = lvl;</text:span></text:span></text:p>
        <text:p text:style-name="P3"><text:span text:style-name="Style1"><text:span text:style-name="T2">name = nm;</text:span></text:span></text:p>
        <text:p text:style-name="P3"><text:span text:style-name="Style1"><text:span text:style-name="T2">GPA = gr;</text:span></text:span></text:p>
        <text:p text:style-name="P2"><text:span text:style-name="Style1"><text:span text:style-name="T2">}</text:span></text:span></text:p>
        <text:p text:style-name="P1"><text:span text:style-name="Style1"><text:span text:style-name="T2">}</text:span></text:span></text:p>
        <text:p text:style-name="P50"/>
        <text:p text:style-name="P50">Which of the following object initializations will compile without error?</text:p>
      </text:section>
      <text:section text:style-name="Sect1" text:name="Sect14">
        <text:list xml:id="list4014166380" text:style-name="L7">
          <text:list-item>
            <text:p text:style-name="P39">Student max = new Student ("Max", 10, 3.75);</text:p>
          </text:list-item>
          <text:list-item>
            <text:p text:style-name="P39">Student max = new Student (3.75, "Max", 10);</text:p>
          </text:list-item>
          <text:list-item>
            <text:p text:style-name="P39">Student max = new Student (3.75, 10, "Max");</text:p>
          </text:list-item>
          <text:list-item>
            <text:p text:style-name="P46">Student max = new Student (10, "Max", 3.75);</text:p>
          </text:list-item>
          <text:list-item>
            <text:p text:style-name="P10"><text:tab/>Student max = new Student (10, 3.75, "Max");</text:p>
          </text:list-item>
        </text:list>
        <text:p text:style-name="P4"/>
        <text:p text:style-name="P4"/>
        <text:p text:style-name="P4"/>
        <text:p text:style-name="P7">8. </text:p>
        <text:p text:style-name="P4"/>
        <text:p text:style-name="P33">The Fibonacci numbers are a sequence of integers. The first two numbers are 1 and 1. Each subsequent number is equal to the sum of the previous two integers. For example, the first seven Fibonacci numbers are 1, 1, 2, 3, 5, 8, and 13.</text:p>
      </text:section>
      <text:section text:style-name="Sect1" text:name="Sect15">
        <text:p text:style-name="P50">The following code segment is intended to fill the fibs array with the first ten Fibonacci numbers. The code segment does not work as intended.</text:p>
        <text:p text:style-name="P1"><text:span text:style-name="Style1"><text:span text:style-name="T2">int[] fibs = new int[10];</text:span></text:span></text:p>
        <text:p text:style-name="P1"><text:span text:style-name="Style1"><text:span text:style-name="T2">fibs[0] = 1;</text:span></text:span></text:p>
        <text:p text:style-name="P1"><text:span text:style-name="Style1"><text:span text:style-name="T2">fibs[1] = 1;</text:span></text:span></text:p>
        <text:p text:style-name="P1"><text:span text:style-name="Style1"><text:span text:style-name="T2">for (int j = 1; j &lt; fibs.length; j++)</text:span></text:span></text:p>
        <text:p text:style-name="P1"><text:span text:style-name="Style1"><text:span text:style-name="T2">{</text:span></text:span></text:p>
        <text:p text:style-name="P2"><text:span text:style-name="Style1"><text:span text:style-name="T2">fibs[j] = fibs[j - 2] + fibs[j - 1];</text:span></text:span></text:p>
        <text:p text:style-name="P1"><text:span text:style-name="Style1"><text:span text:style-name="T2">}</text:span></text:span></text:p>
        <text:p text:style-name="P50">Which of the following best identifies why the code segment does not work as intended?</text:p>
      </text:section>
      <text:section text:style-name="Sect1" text:name="Sect16">
        <text:list xml:id="list1483655486" text:style-name="L8">
          <text:list-item>
            <text:p text:style-name="P40">In the for loop header, the initial value of j should be 0.</text:p>
          </text:list-item>
          <text:list-item>
            <text:p text:style-name="P47">In the for loop header, the initial value of j should be 2.</text:p>
          </text:list-item>
          <text:list-item>
            <text:p text:style-name="P40">The for loop condition should be  j &lt; fibs.length - 1.</text:p>
          </text:list-item>
          <text:list-item>
            <text:p text:style-name="P40">The for loop condition should be  j &lt; fibs.length + 1.</text:p>
          </text:list-item>
          <text:list-item>
            <text:p text:style-name="P40">The for loop should increment j by 2 instead of by 1.</text:p>
          </text:list-item>
        </text:list>
        <text:p text:style-name="P14">9.</text:p>
        <text:p text:style-name="P6"/>
        <text:p text:style-name="P5">This question involves reasoning about a simulation <text:span text:style-name="T4">of balls being thrown at a target</text:span>. The simulation is encapsulated in the following <text:span text:style-name="T4">TargetSimulation</text:span> class. You will write two of the methods in this class.</text:p>
        <text:p text:style-name="P5"/>
        <text:p text:style-name="P5">Class information for this question</text:p>
        <text:p text:style-name="P5"/>
        <text:p text:style-name="P8">public class TargetSimulation</text:p>
        <text:p text:style-name="P8">{</text:p>
        <text:p text:style-name="P17"><text:span text:style-name="Default_20_Paragraph_20_Font"><text:span text:style-name="T1"><text:s text:c="2"/>/** </text:span></text:span><text:span text:style-name="Style1"><text:span text:style-name="T2">Radius </text:span></text:span><text:span text:style-name="Default_20_Paragraph_20_Font"><text:span text:style-name="T1">from the center of the target to edge of the <text:tab/>target. */</text:span></text:span></text:p>
        <text:p text:style-name="P16"><text:s text:c="2"/>private int targetRadius;</text:p>
        <text:p text:style-name="P16"/>
        <text:p text:style-name="P16"><text:s text:c="2"/>/** Maximum number of balls to be thrown at the target in each <text:tab/>simulation. */</text:p>
        <text:p text:style-name="P16"><text:s text:c="2"/>private int maxBalls;</text:p>
        <text:p text:style-name="P16"/>
        <text:p text:style-name="P16"><text:s text:c="2"/>/** Constructs a TargetSimulation where tar is the target radius and</text:p>
        <text:p text:style-name="P16"><text:s text:c="2"/>* max is the maximum number of balls to throw at the target.</text:p>
        <text:p text:style-name="P16"><text:s text:c="2"/>* Precondition: tar &gt; 0; max &gt; 0</text:p>
        <text:p text:style-name="P16"><text:s text:c="2"/>*/</text:p>
        <text:p text:style-name="P16"><text:s text:c="2"/>public TargetSimulation(int tar, int max)</text:p>
        <text:p text:style-name="P16"><text:s text:c="2"/>{</text:p>
        <text:p text:style-name="P18"><text:s text:c="4"/>targetRadius = tar;</text:p>
        <text:p text:style-name="P18"><text:s text:c="4"/>maxBalls = max;</text:p>
        <text:p text:style-name="P16"><text:s text:c="2"/>}</text:p>
        <text:p text:style-name="P16"/>
        <text:p text:style-name="P16"><text:s text:c="2"/>/** Returns an integer representing the distance from the center of</text:p>
        <text:p text:style-name="P16"><text:s text:c="2"/>* the target to the location where a ball hits or passes the target.</text:p>
        <text:p text:style-name="P16"><text:s text:c="2"/>*/</text:p>
        <text:p text:style-name="P16"><text:s text:c="2"/>private int throwAccuracy()</text:p>
        <text:p text:style-name="P16"><text:s text:c="2"/>{ /* implementation not shown */ }</text:p>
        <text:p text:style-name="P16"/>
        <text:p text:style-name="P16"><text:s text:c="2"/>/** Simulates balls being thrown at a target.</text:p>
        <text:p text:style-name="P16"><text:s text:c="2"/>* Returns true if a ball hits the target; false otherwise.</text:p>
        <text:p text:style-name="P16"><text:s text:c="2"/>*/</text:p>
        <text:p text:style-name="P16"><text:s text:c="2"/>public boolean simulate()</text:p>
        <text:p text:style-name="P16"><text:s text:c="2"/>{ /* to be implemented in part (a) */ }</text:p>
        <text:p text:style-name="P16"/>
        <text:p text:style-name="P16"><text:s text:c="2"/>/** Runs num simulations and returns the proportion of simulations</text:p>
        <text:p text:style-name="P16"><text:s text:c="2"/>* in which a ball hits the target.</text:p>
        <text:p text:style-name="P16"><text:s text:c="2"/>* Precondition: num &gt; 0</text:p>
        <text:p text:style-name="P16"><text:s text:c="2"/>*/</text:p>
        <text:p text:style-name="P16"><text:s text:c="2"/>public double runSimulations(int num)</text:p>
        <text:p text:style-name="P16"><text:s text:c="2"/>{ /* to be implemented in part (b) */ }</text:p>
        <text:p text:style-name="P8">}</text:p>
        <text:p text:style-name="P5"/>
        <text:p text:style-name="P5"/>
        <text:p text:style-name="P13">(a) Write the simulate method, which simulates balls being thrown at a target. The method returns true if a ball hits the target within a maximum number of throws, otherwise the method returns false.</text:p>
        <text:p text:style-name="P4"/>
        <text:p text:style-name="P4">The TargetSimulation class provides a method called throwAccuracy() that returns an integer</text:p>
        <text:p text:style-name="P4">representing the distance from the center of the target to where a ball hits or misses the target. The returned distance may vary from call to call.</text:p>
        <text:p text:style-name="P4">Balls are thrown at the target until one of the following conditions becomes true:</text:p>
        <text:p text:style-name="P15">• A ball has hit the target.</text:p>
        <text:p text:style-name="P15">• The maximum number of balls has been thrown.</text:p>
        <text:p text:style-name="P4"/>
        <text:p text:style-name="P4">Complete method simulate below. You must use hopDistance appropriately to receive full credit.</text:p>
        <text:p text:style-name="P4"/>
        <text:p text:style-name="P9"><text:span text:style-name="Style1"><text:span text:style-name="T2">/** </text:span></text:span><text:span text:style-name="Style1"><text:span text:style-name="T1">Simulates balls being thrown at a target.</text:span></text:span></text:p>
        <text:p text:style-name="P9"><text:span text:style-name="Style1"><text:span text:style-name="T1"><text:s text:c="2"/>* Returns true if a ball hits the target</text:span></text:span><text:span text:style-name="Style1"><text:span text:style-name="T2">; false otherwise.</text:span></text:span></text:p>
        <text:p text:style-name="Standard"><text:span text:style-name="Style1"><text:span text:style-name="T2">*/</text:span></text:span></text:p>
        <text:p text:style-name="Standard"><text:span text:style-name="Style1"><text:span text:style-name="T2">public boolean simulate()</text:span></text:span></text:p>
        <text:p text:style-name="P4"/>
        <text:p text:style-name="P12">(b) Write the runSimulations method, which performs a given number of simulations and returns the</text:p>
        <text:p text:style-name="P4">proportion of simulations in which a ball has hit the target. For example, if the</text:p>
        <text:p text:style-name="P4">parameter passed to runSimulations is 400, and 100 of the 400 simulate method calls returned</text:p>
        <text:p text:style-name="P4">true, then the runSimulations method should return 0.25.</text:p>
        <text:p text:style-name="P4"/>
        <text:p text:style-name="P4">Complete method runSimulations below. Assume that simulate works as specified, regardless</text:p>
        <text:p text:style-name="P4">of what you wrote in part (a). You must use simulate appropriately to receive full credit.</text:p>
        <text:p text:style-name="P4"/>
        <text:p text:style-name="P9"><text:span text:style-name="Style1"><text:span text:style-name="T2">/** Runs num simulations and returns the proportion of simulations in which </text:span></text:span><text:span text:style-name="Style1"><text:span text:style-name="T3">a</text:span></text:span></text:p>
        <text:p text:style-name="P9"><text:span text:style-name="Style1"><text:span text:style-name="T3">* ball hits the targe</text:span></text:span><text:span text:style-name="Style1"><text:span text:style-name="T3">t</text:span></text:span><text:span text:style-name="Style1"><text:span text:style-name="T2">.</text:span></text:span></text:p>
        <text:p text:style-name="Standard"><text:span text:style-name="Style1"><text:span text:style-name="T2">* Precondition: num &gt; 0</text:span></text:span></text:p>
        <text:p text:style-name="Standard"><text:span text:style-name="Style1"><text:span text:style-name="T2">*/</text:span></text:span></text:p>
        <text:p text:style-name="Standard"><text:span text:style-name="Style1"><text:span text:style-name="T2">public double runSimulations(int num)</text:span></text:span></text:p>
        <text:p text:style-name="P20">10.</text:p>
        <text:p text:style-name="P22"/>
        <text:p text:style-name="P22">This question involves the implementation of a <text:span text:style-name="T11">sleep tracking</text:span> system that is represented by the</text:p>
        <text:p text:style-name="P22"><text:span text:style-name="T11">SleepTracker</text:span> class. A <text:span text:style-name="T11">SleepTracker</text:span> object is created with parameter<text:span text:style-name="T11">s</text:span> that defines the minimum</text:p>
        <text:p text:style-name="P22"><text:span text:style-name="T11">and maximum hours of sleep</text:span>.</text:p>
        <text:p text:style-name="P22">The StepTracker class provides a constructor and the following methods.</text:p>
        <text:list xml:id="list3024090848" text:style-name="L9">
          <text:list-item>
            <text:p text:style-name="P23"><text:span text:style-name="T6">add</text:span><text:span text:style-name="T8">HoursSlept</text:span>, which <text:span text:style-name="T11">records the hours slept in one night.</text:span></text:p>
          </text:list-item>
          <text:list-item>
            <text:p text:style-name="P23"><text:span text:style-name="T10">totalNights</text:span>, which returns the <text:span text:style-name="T12">total </text:span>number of <text:span text:style-name="T5">nights. </text:span></text:p>
          </text:list-item>
          <text:list-item>
            <text:p text:style-name="P23"><text:span text:style-name="T10">under</text:span>, which returns the<text:span text:style-name="T11"> fraction of nights with hours below the minimum.</text:span></text:p>
          </text:list-item>
          <text:list-item>
            <text:p text:style-name="P25"><text:span text:style-name="T10">over</text:span>, which returns the fraction of nights with hours above the maximum.</text:p>
            <text:p text:style-name="P23"/>
          </text:list-item>
        </text:list>
        <text:p text:style-name="P22">The following <text:span text:style-name="T5">is a sample of code which uses the </text:span><text:span text:style-name="T7">SleepTracker</text:span><text:span text:style-name="T5"> class:</text:span></text:p>
        <text:p text:style-name="P22"/>
        <text:p text:style-name="P24"><text:tab/><text:span text:style-name="T6">SleepTracker st = new SleepTracker( 8, </text:span><text:span text:style-name="T8">10</text:span><text:span text:style-name="T6"> );</text:span></text:p>
        <text:p text:style-name="P24"><text:span text:style-name="T6"><text:tab/>// sleepfoundation.org </text:span><text:span text:style-name="T8">recommends 8-10 hours of </text:span><text:span text:style-name="T6">sleep for teens</text:span></text:p>
        <text:p text:style-name="P24"><text:span text:style-name="T6"/></text:p>
        <text:p text:style-name="P27"><text:tab/><text:span text:style-name="T12">System.out.println( st.totalNights()+“, “+st.under()+“, “+st.over() );</text:span></text:p>
        <text:p text:style-name="P29"><text:tab/></text:p>
        <text:p text:style-name="P29"><text:span text:style-name="T12"><text:tab/>st.addHoursSlept( 8.5 );</text:span></text:p>
        <text:p text:style-name="P29"><text:tab/><text:span text:style-name="T12">System.out.println( st.totalNights()+“, “+st.under()+“, “+st.over() );</text:span></text:p>
        <text:p text:style-name="P29"><text:tab/></text:p>
        <text:p text:style-name="P29"><text:span text:style-name="T12"><text:tab/>st.addHoursSlept( 4.0 );</text:span></text:p>
        <text:p text:style-name="P28"><text:span text:style-name="T12"><text:tab/>st.addHoursSlept( 4.5 );</text:span></text:p>
        <text:p text:style-name="P29"><text:tab/><text:span text:style-name="T12">System.out.println( st.totalNights()+“, “+st.under()+“, “+st.over() );</text:span></text:p>
        <text:p text:style-name="P29"><text:tab/></text:p>
        <text:p text:style-name="P29"><text:span text:style-name="T12"><text:tab/>st.addHoursSlept( 10.1 );</text:span></text:p>
        <text:p text:style-name="P29"><text:span text:style-name="T12"><text:tab/>System.out.println( st.totalNights()+“, “+st.under()+“, “+st.over() );</text:span></text:p>
        <text:p text:style-name="P30"/>
        <text:p text:style-name="P26"/>
        <text:p text:style-name="P26">The following lines are printed <text:span text:style-name="T13">by this sample code</text:span>:</text:p>
        <text:p text:style-name="P26"/>
        <text:p text:style-name="P31"><text:tab/>0, 0.0, 0.0</text:p>
        <text:p text:style-name="P31"/>
        <text:p text:style-name="P31"><text:tab/>1, 0.0, 0.0</text:p>
        <text:p text:style-name="P31"/>
        <text:p text:style-name="P31"><text:tab/><text:span text:style-name="T13">3</text:span>, 0.66667, <text:span text:style-name="T13">0.0</text:span></text:p>
        <text:p text:style-name="P31"/>
        <text:p text:style-name="P31"><text:tab/><text:span text:style-name="T13">4, 0.5, 0.25</text:span></text:p>
        <text:p text:style-name="P32"/>
        <text:p text:style-name="P22"/>
        <text:p text:style-name="P21">Write the complete S<text:span text:style-name="T13">leep</text:span>Tracker class, including the constructor and any required instance variables and</text:p>
        <text:p text:style-name="P22">methods. Your implementation must meet all specifications and conform to the exampl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Style1" style:family="text" style:parent-style-name="Default_20_Paragraph_20_Font">
      <style:text-properties style:font-name="Liberation Mono" fo:font-family="'Liberation Mono'" style:font-family-generic="modern" style:font-pitch="fixed"/>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12-16T23:52:00Z</meta:creation-date>
    <dc:date>2019-12-18T09:48:03.838546806</dc:date>
    <meta:editing-cycles>6</meta:editing-cycles>
    <meta:editing-duration>PT23H23M54S</meta:editing-duration>
    <meta:document-statistic meta:table-count="0" meta:image-count="0" meta:object-count="0" meta:page-count="9" meta:paragraph-count="219" meta:word-count="1394" meta:character-count="7576" meta:non-whitespace-character-count="6320"/>
    <meta:template xlink:type="simple" xlink:actuate="onRequest" xlink:title="" xlink:href="Normal.dotm"/>
  </office:meta>
</office:document-meta>
</file>